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2" style:family="table-column">
      <style:table-column-properties fo:break-before="auto" style:column-width="1.2161in"/>
    </style:style>
    <style:style style:name="co26" style:family="table-column">
      <style:table-column-properties fo:break-before="auto" style:column-width="1.3339in"/>
    </style:style>
    <style:style style:name="co27" style:family="table-column">
      <style:table-column-properties fo:break-before="auto" style:column-width="2.8516in"/>
    </style:style>
    <style:style style:name="co28" style:family="table-column">
      <style:table-column-properties fo:break-before="auto" style:column-width="2.722in"/>
    </style:style>
    <style:style style:name="co23" style:family="table-column">
      <style:table-column-properties fo:break-before="auto" style:column-width="1.5063in"/>
    </style:style>
    <style:style style:name="co24" style:family="table-column">
      <style:table-column-properties fo:break-before="auto" style:column-width="1.4846in"/>
    </style:style>
    <style:style style:name="co25" style:family="table-column">
      <style:table-column-properties fo:break-before="auto" style:column-width="1.7646in"/>
    </style:style>
    <style:style style:name="co31" style:family="table-column">
      <style:table-column-properties fo:break-before="auto" style:column-width="2.4854in"/>
    </style:style>
    <style:style style:name="co32" style:family="table-column">
      <style:table-column-properties fo:break-before="auto" style:column-width="0.8929in"/>
    </style:style>
    <style:style style:name="co29" style:family="table-column">
      <style:table-column-properties fo:break-before="auto" style:column-width="0.7126in"/>
    </style:style>
    <style:style style:name="co30" style:family="table-column">
      <style:table-column-properties fo:break-before="auto" style:column-width="2.2437in"/>
    </style:style>
    <style:style style:name="co33" style:family="table-column">
      <style:table-column-properties fo:break-before="auto" style:column-width="1.3437in"/>
    </style:style>
    <style:style style:name="co34" style:family="table-column">
      <style:table-column-properties fo:break-before="auto" style:column-width="2.698in"/>
    </style:style>
    <style:style style:name="co35" style:family="table-column">
      <style:table-column-properties fo:break-before="auto" style:column-width="1.1756in"/>
    </style:style>
    <style:style style:name="co36" style:family="table-column">
      <style:table-column-properties fo:break-before="auto" style:column-width="1.2709in"/>
    </style:style>
    <style:style style:name="co37" style:family="table-column">
      <style:table-column-properties fo:break-before="auto" style:column-width="1.6528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38" style:family="table-row">
      <style:table-row-properties style:row-height="0.178in" fo:break-before="auto" style:use-optimal-row-height="true"/>
    </style:style>
    <style:style style:name="ro3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1945in" fo:break-before="auto" style:use-optimal-row-height="true"/>
    </style:style>
    <style:style style:name="ro29" style:family="table-row">
      <style:table-row-properties style:row-height="0.1965in" fo:break-before="auto" style:use-optimal-row-height="false"/>
    </style:style>
    <style:style style:name="ro30" style:family="table-row">
      <style:table-row-properties style:row-height="0.3417in" fo:break-before="auto" style:use-optimal-row-height="false"/>
    </style:style>
    <style:style style:name="ro31" style:family="table-row">
      <style:table-row-properties style:row-height="0.3728in" fo:break-before="auto" style:use-optimal-row-height="false"/>
    </style:style>
    <style:style style:name="ro3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00" style:family="table-cell" style:parent-style-name="Default">
      <style:table-cell-properties fo:border="0.0008in solid #000000"/>
      <style:text-properties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3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3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35" style:family="table-cell" style:parent-style-name="Default">
      <style:table-cell-properties fo:background-color="transparent"/>
      <style:text-properties fo:color="#000000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7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2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7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10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11" style:family="table-cell" style:parent-style-name="Default">
      <style:table-cell-properties fo:wrap-option="wrap" fo:border="0.0008in solid #000000" style:vertical-align="top"/>
    </style:style>
    <style:style style:name="ce2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1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5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ext-properties style:font-name="Arial" fo:font-size="10pt" fo:font-weight="normal"/>
    </style:style>
    <style:style style:name="ce1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64" style:family="table-cell" style:parent-style-name="Default">
      <style:text-properties style:font-name="Arial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7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75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font-name="Arial" style:font-name-asian="Lucida Sans Unicode" style:font-name-complex="Tahoma2"/>
    </style:style>
    <style:style style:name="T19" style:family="text">
      <style:text-properties fo:color="#ff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2" style:family="text">
      <style:text-properties fo:color="#ff0000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3" style:family="text">
      <style:text-properties style:font-name-asian="Lucida Sans Unicode" style:font-name-complex="Tahoma2"/>
    </style:style>
    <style:style style:name="T21" style:family="text">
      <style:text-properties fo:color="#ff0000" style:font-name="Arial" style:font-name-asian="Lucida Sans Unicode" style:font-name-complex="Tahoma2"/>
    </style:style>
    <style:style style:name="T29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ce174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number-columns-repeated="249" table:default-cell-style-name="Default"/>
        <table:table-row table:style-name="ro28">
          <table:table-cell table:style-name="ce146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50" table:number-columns-repeated="2"/>
          <table:table-cell table:style-name="ce146"/>
          <table:table-cell table:style-name="ce146" table:number-columns-spanned="3" table:number-rows-spanned="1"/>
          <table:covered-table-cell table:number-columns-repeated="2" table:style-name="ce146"/>
          <table:table-cell table:style-name="ce146" table:number-columns-repeated="248"/>
          <table:table-cell/>
        </table:table-row>
        <table:table-row table:style-name="ro28" table:number-rows-repeated="3">
          <table:table-cell table:style-name="ce147"/>
          <table:table-cell table:number-columns-repeated="2"/>
          <table:table-cell table:style-name="ce147" table:number-columns-repeated="3"/>
          <table:table-cell table:style-name="ce146" table:number-columns-repeated="249"/>
          <table:table-cell/>
        </table:table-row>
        <table:table-row table:style-name="ro29">
          <table:table-cell table:style-name="ce147"/>
          <table:table-cell table:number-columns-repeated="2"/>
          <table:table-cell table:style-name="ce147" table:number-columns-repeated="3"/>
          <table:table-cell table:style-name="ce146" table:number-columns-repeated="249"/>
          <table:table-cell/>
        </table:table-row>
        <table:table-row table:style-name="ro30">
          <table:table-cell table:style-name="ce147"/>
          <table:table-cell table:style-name="ce151" office:value-type="string">
            <text:p>IPAD SNIFF TEST </text:p>
          </table:table-cell>
          <table:table-cell table:style-name="ce147" table:number-columns-repeated="4"/>
          <table:table-cell table:style-name="ce146" table:number-columns-repeated="249"/>
          <table:table-cell/>
        </table:table-row>
        <table:table-row table:style-name="ro28">
          <table:table-cell table:style-name="ce147"/>
          <table:table-cell table:style-name="ce152" office:value-type="string">
            <text:p>Version:</text:p>
          </table:table-cell>
          <table:table-cell table:style-name="ce159" office:value-type="float" office:value="2.5">
            <text:p>2.5</text:p>
          </table:table-cell>
          <table:table-cell table:style-name="ce168"/>
          <table:table-cell table:style-name="ce147" table:number-columns-repeated="2"/>
          <table:table-cell table:style-name="ce146" table:number-columns-repeated="249"/>
          <table:table-cell/>
        </table:table-row>
        <table:table-row table:style-name="ro28">
          <table:table-cell table:style-name="ce147"/>
          <table:table-cell table:style-name="ce152" office:value-type="string">
            <text:p>Issue date:</text:p>
          </table:table-cell>
          <table:table-cell table:style-name="ce160" office:value-type="date" office:date-value="2011-12-19">
            <text:p>12/19/2011</text:p>
          </table:table-cell>
          <table:table-cell table:style-name="ce168"/>
          <table:table-cell table:style-name="ce147" table:number-columns-repeated="2"/>
          <table:table-cell table:style-name="ce146" table:number-columns-repeated="249"/>
          <table:table-cell/>
        </table:table-row>
        <table:table-row table:style-name="ro28">
          <table:table-cell table:style-name="ce147"/>
          <table:table-cell table:style-name="ce152" office:value-type="string">
            <text:p>Project Suite:</text:p>
          </table:table-cell>
          <table:table-cell table:style-name="ce161"/>
          <table:table-cell table:style-name="ce168"/>
          <table:table-cell table:style-name="ce147" table:number-columns-repeated="2"/>
          <table:table-cell table:style-name="ce146" table:number-columns-repeated="249"/>
          <table:table-cell/>
        </table:table-row>
        <table:table-row table:style-name="ro28">
          <table:table-cell table:style-name="ce147"/>
          <table:table-cell table:style-name="ce152" office:value-type="string">
            <text:p>Project Name:</text:p>
          </table:table-cell>
          <table:table-cell table:style-name="ce162" office:value-type="string">
            <text:p>Mobile</text:p>
          </table:table-cell>
          <table:table-cell table:style-name="ce168"/>
          <table:table-cell table:style-name="ce147" table:number-columns-repeated="2"/>
          <table:table-cell table:style-name="ce146" table:number-columns-repeated="249"/>
          <table:table-cell/>
        </table:table-row>
        <table:table-row table:style-name="ro28">
          <table:table-cell table:style-name="ce147"/>
          <table:table-cell table:style-name="ce152" office:value-type="string">
            <text:p>Total Cases:</text:p>
          </table:table-cell>
          <table:table-cell table:style-name="ce163" table:formula="of:=[Summary_Report.F86]" office:value-type="float" office:value="82">
            <text:p>82</text:p>
          </table:table-cell>
          <table:table-cell table:style-name="ce169"/>
          <table:table-cell table:style-name="ce147" table:number-columns-repeated="2"/>
          <table:table-cell table:style-name="ce146" table:number-columns-repeated="249"/>
          <table:table-cell/>
        </table:table-row>
        <table:table-row table:style-name="ro11">
          <table:table-cell table:style-name="ce147"/>
          <table:table-cell table:style-name="ce153" office:value-type="string">
            <text:p>Test Status:</text:p>
          </table:table-cell>
          <table:table-cell table:style-name="ce164" office:value-type="string">
            <text:p><text:span text:style-name="T29">Passed:</text:span> Test is OK</text:p>
            <text:p><text:span text:style-name="T29">Blocked:</text:span> Could not run the test (another bug is blocking)</text:p>
            <text:p><text:span text:style-name="T29">Failed:</text:span> Test failed, a bug is entered on it (please add the bug ID)</text:p>
            <text:p><text:span text:style-name="T29">N/A:</text:span> Test is not possible to run on this version</text:p>
          </table:table-cell>
          <table:table-cell table:style-name="Default"/>
          <table:table-cell table:style-name="ce147" table:number-columns-repeated="2"/>
          <table:table-cell table:style-name="ce146" table:number-columns-repeated="249"/>
          <table:table-cell/>
        </table:table-row>
        <table:table-row table:style-name="ro31">
          <table:table-cell table:style-name="ce146"/>
          <table:table-cell table:style-name="ce154"/>
          <table:table-cell table:style-name="ce165"/>
          <table:table-cell table:style-name="Default"/>
          <table:table-cell table:number-columns-repeated="3"/>
          <table:table-cell table:style-name="ce148" table:number-columns-repeated="248"/>
          <table:table-cell/>
        </table:table-row>
        <table:table-row table:style-name="ro28">
          <table:table-cell table:style-name="ce148"/>
          <table:table-cell table:style-name="ce155" office:value-type="string">
            <text:p>Record of change:</text:p>
          </table:table-cell>
          <table:table-cell table:style-name="ce146" table:number-columns-repeated="5"/>
          <table:table-cell table:style-name="ce149" table:number-columns-repeated="248"/>
          <table:table-cell/>
        </table:table-row>
        <table:table-row table:style-name="ro32">
          <table:table-cell table:style-name="ce148"/>
          <table:table-cell table:style-name="ce156" office:value-type="string">
            <text:p>Effective Date</text:p>
          </table:table-cell>
          <table:table-cell table:style-name="ce166" office:value-type="string">
            <text:p>Version</text:p>
          </table:table-cell>
          <table:table-cell table:style-name="ce166" office:value-type="string">
            <text:p>Change description</text:p>
          </table:table-cell>
          <table:table-cell table:style-name="ce166" office:value-type="string">
            <text:p>Originator</text:p>
          </table:table-cell>
          <table:table-cell table:style-name="ce177" office:value-type="string">
            <text:p>Reviewer/</text:p>
            <text:p>Approver</text:p>
          </table:table-cell>
          <table:table-cell table:style-name="ce178" office:value-type="string">
            <text:p>Reference</text:p>
          </table:table-cell>
          <table:table-cell table:style-name="ce149" table:number-columns-repeated="248"/>
          <table:table-cell/>
        </table:table-row>
        <table:table-row table:style-name="ro28">
          <table:table-cell table:style-name="ce148"/>
          <table:table-cell table:style-name="ce157" office:value-type="date" office:date-value="2011-01-03">
            <text:p>3-Jan-2011</text:p>
          </table:table-cell>
          <table:table-cell table:style-name="ce167" office:value-type="string">
            <text:p>1.0</text:p>
          </table:table-cell>
          <table:table-cell table:style-name="ce170" office:value-type="string">
            <text:p>update and run with TCM</text:p>
          </table:table-cell>
          <table:table-cell table:style-name="ce176" office:value-type="string">
            <text:p>hoa.nguyen</text:p>
          </table:table-cell>
          <table:table-cell table:style-name="ce176"/>
          <table:table-cell table:style-name="ce179"/>
          <table:table-cell table:style-name="ce149" table:number-columns-repeated="248"/>
          <table:table-cell/>
        </table:table-row>
        <table:table-row table:style-name="ro28">
          <table:table-cell table:style-name="ce149"/>
          <table:table-cell table:style-name="ce157" office:value-type="date" office:date-value="2011-04-20">
            <text:p>20-Apr-2011</text:p>
          </table:table-cell>
          <table:table-cell table:style-name="ce167" office:value-type="string">
            <text:p>2.0</text:p>
          </table:table-cell>
          <table:table-cell table:style-name="ce171" office:value-type="string">
            <text:p>Update base on changes</text:p>
          </table:table-cell>
          <table:table-cell table:style-name="ce176" office:value-type="string">
            <text:p>hoa.nguyen</text:p>
          </table:table-cell>
          <table:table-cell table:style-name="ce176"/>
          <table:table-cell table:style-name="ce179"/>
          <table:table-cell table:style-name="ce149" table:number-columns-repeated="248"/>
          <table:table-cell/>
        </table:table-row>
        <table:table-row table:style-name="ro28">
          <table:table-cell table:style-name="ce149"/>
          <table:table-cell table:style-name="ce157" office:value-type="date" office:date-value="2011-05-10">
            <text:p>10-May-2011</text:p>
          </table:table-cell>
          <table:table-cell table:style-name="ce167" office:value-type="string">
            <text:p>2.1</text:p>
          </table:table-cell>
          <table:table-cell table:style-name="ce171" office:value-type="string">
            <text:p>Update Home Page base on spec</text:p>
          </table:table-cell>
          <table:table-cell table:style-name="ce176" office:value-type="string">
            <text:p>hoa.nguyen</text:p>
          </table:table-cell>
          <table:table-cell table:style-name="ce176"/>
          <table:table-cell table:style-name="ce180"/>
          <table:table-cell table:style-name="ce149" table:number-columns-repeated="248"/>
          <table:table-cell/>
        </table:table-row>
        <table:table-row table:style-name="ro28">
          <table:table-cell table:style-name="ce149"/>
          <table:table-cell table:style-name="ce157" office:value-type="date" office:date-value="2011-06-02">
            <text:p>2-Jun-2011</text:p>
          </table:table-cell>
          <table:table-cell table:style-name="ce167" office:value-type="string">
            <text:p>2.2</text:p>
          </table:table-cell>
          <table:table-cell table:style-name="ce172" office:value-type="string">
            <text:p>Update base on changes</text:p>
          </table:table-cell>
          <table:table-cell table:style-name="ce176" office:value-type="string">
            <text:p>hoa.nguyen</text:p>
          </table:table-cell>
          <table:table-cell table:style-name="ce176"/>
          <table:table-cell table:style-name="ce180"/>
          <table:table-cell table:style-name="ce146"/>
          <table:table-cell table:style-name="ce149" table:number-columns-repeated="247"/>
          <table:table-cell/>
        </table:table-row>
        <table:table-row table:style-name="ro37">
          <table:table-cell table:style-name="ce149"/>
          <table:table-cell table:style-name="ce158" office:value-type="date" office:date-value="2011-11-03">
            <text:p>3-Nov-2011</text:p>
          </table:table-cell>
          <table:table-cell table:style-name="ce167" office:value-type="string">
            <text:p>2.3</text:p>
          </table:table-cell>
          <table:table-cell table:style-name="ce173" office:value-type="string">
            <text:p>Update and add more test case based on new features of PLF-3.5.0</text:p>
          </table:table-cell>
          <table:table-cell table:style-name="ce176" office:value-type="string">
            <text:p>nhung.vu</text:p>
          </table:table-cell>
          <table:table-cell table:style-name="ce176"/>
          <table:table-cell table:style-name="ce180"/>
          <table:table-cell table:style-name="ce146" table:number-columns-repeated="248"/>
          <table:table-cell/>
        </table:table-row>
        <table:table-row table:style-name="ro37">
          <table:table-cell table:style-name="ce149"/>
          <table:table-cell table:style-name="ce158" office:value-type="date" office:date-value="2011-11-16">
            <text:p>16-Nov-2011</text:p>
          </table:table-cell>
          <table:table-cell table:style-name="ce167" office:value-type="string">
            <text:p>2.4</text:p>
          </table:table-cell>
          <table:table-cell table:style-name="ce173" office:value-type="string">
            <text:p>Update and add more test case based on new features of PLF-3.5.0</text:p>
          </table:table-cell>
          <table:table-cell table:style-name="ce176" office:value-type="string">
            <text:p>nhung.vu</text:p>
          </table:table-cell>
          <table:table-cell table:style-name="ce176"/>
          <table:table-cell table:style-name="ce180"/>
          <table:table-cell table:style-name="ce146" table:number-columns-repeated="248"/>
          <table:table-cell/>
        </table:table-row>
        <table:table-row table:style-name="ro37">
          <table:table-cell table:style-name="ce146"/>
          <table:table-cell table:style-name="ce158" office:value-type="date" office:date-value="2011-12-19">
            <text:p>19-Dec-2011</text:p>
          </table:table-cell>
          <table:table-cell table:style-name="ce167" office:value-type="string">
            <text:p>2.5</text:p>
          </table:table-cell>
          <table:table-cell table:style-name="ce173" office:value-type="string">
            <text:p>Update and add more test case based on new features of PLF-3.5.0</text:p>
          </table:table-cell>
          <table:table-cell table:style-name="ce176" office:value-type="string">
            <text:p>nhung.vu</text:p>
          </table:table-cell>
          <table:table-cell table:style-name="ce176"/>
          <table:table-cell table:style-name="ce180"/>
          <table:table-cell table:style-name="ce146" table:number-columns-repeated="248"/>
          <table:table-cell/>
        </table:table-row>
        <table:table-row table:style-name="ro28" table:number-rows-repeated="4">
          <table:table-cell table:style-name="ce146"/>
          <table:table-cell table:number-columns-repeated="6"/>
          <table:table-cell table:style-name="ce146" table:number-columns-repeated="248"/>
          <table:table-cell/>
        </table:table-row>
        <table:table-row table:style-name="ro14" table:number-rows-repeated="11">
          <table:table-cell table:style-name="ce146" table:number-columns-repeated="3"/>
          <table:table-cell table:style-name="ce175"/>
          <table:table-cell table:style-name="ce146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16"/>
        <table:table-column table:style-name="co8" table:number-columns-repeated="1015" table:default-cell-style-name="Default"/>
        <table:table-row table:style-name="ro14">
          <table:table-cell/>
          <table:table-cell table:style-name="ce80" table:number-columns-repeated="2"/>
          <table:table-cell table:style-name="ce81" table:number-columns-repeated="2"/>
          <table:table-cell/>
          <table:table-cell table:style-name="ce89"/>
          <table:table-cell table:style-name="ce81"/>
          <table:table-cell table:style-name="ce109"/>
          <table:table-cell table:style-name="ce117"/>
          <table:table-cell table:style-name="ce123"/>
          <table:table-cell table:style-name="ce124" table:number-columns-repeated="4"/>
          <table:table-cell table:style-name="ce129" table:number-columns-repeated="5"/>
          <table:table-cell table:number-columns-repeated="1004"/>
        </table:table-row>
        <table:table-row table:style-name="ro15">
          <table:table-cell/>
          <table:table-cell table:style-name="ce80" office:value-type="string">
            <text:p>TEST CASES</text:p>
          </table:table-cell>
          <table:table-cell table:style-name="ce80"/>
          <table:table-cell table:style-name="ce81" table:number-columns-repeated="2"/>
          <table:table-cell/>
          <table:table-cell table:style-name="ce89"/>
          <table:table-cell table:style-name="ce81"/>
          <table:table-cell table:style-name="ce109"/>
          <table:table-cell table:style-name="ce117"/>
          <table:table-cell table:style-name="ce124" office:value-type="string">
            <text:p>Passed</text:p>
          </table:table-cell>
          <table:table-cell table:style-name="ce124" table:formula="of:=COUNTIF([.L$7:.L$719];[.$K2])" office:value-type="float" office:value="0">
            <text:p>0</text:p>
          </table:table-cell>
          <table:table-cell table:style-name="ce124" table:formula="of:=COUNTIF([.M$7:.M$719];[.$K2])" office:value-type="float" office:value="0">
            <text:p>0</text:p>
          </table:table-cell>
          <table:table-cell table:style-name="ce124" table:formula="of:=COUNTIF([.N$7:.N$719];[.$K2])" office:value-type="float" office:value="0">
            <text:p>0</text:p>
          </table:table-cell>
          <table:table-cell table:style-name="ce124" table:formula="of:=COUNTIF([.O$7:.O$719];[.$K2])" office:value-type="float" office:value="0">
            <text:p>0</text:p>
          </table:table-cell>
          <table:table-cell table:style-name="ce129" table:number-columns-repeated="5"/>
          <table:table-cell table:number-columns-repeated="1004"/>
        </table:table-row>
        <table:table-row table:style-name="ro15">
          <table:table-cell/>
          <table:table-cell table:style-name="ce81" table:number-columns-repeated="4"/>
          <table:table-cell/>
          <table:table-cell table:style-name="ce89"/>
          <table:table-cell table:style-name="ce81"/>
          <table:table-cell table:style-name="ce109"/>
          <table:table-cell table:style-name="ce118"/>
          <table:table-cell table:style-name="ce124" office:value-type="string">
            <text:p>Failed</text:p>
          </table:table-cell>
          <table:table-cell table:style-name="ce124" table:formula="of:=COUNTIF([.L$7:.L$719];[.$K3])" office:value-type="float" office:value="0">
            <text:p>0</text:p>
          </table:table-cell>
          <table:table-cell table:style-name="ce124" table:formula="of:=COUNTIF([.M$7:.M$719];[.$K3])" office:value-type="float" office:value="0">
            <text:p>0</text:p>
          </table:table-cell>
          <table:table-cell table:style-name="ce124" table:formula="of:=COUNTIF([.N$7:.N$719];[.$K3])" office:value-type="float" office:value="0">
            <text:p>0</text:p>
          </table:table-cell>
          <table:table-cell table:style-name="ce124" table:formula="of:=COUNTIF([.O$7:.O$719];[.$K3])" office:value-type="float" office:value="0">
            <text:p>0</text:p>
          </table:table-cell>
          <table:table-cell table:style-name="ce130" table:number-columns-repeated="2"/>
          <table:table-cell table:style-name="ce131"/>
          <table:table-cell table:style-name="ce129" table:number-columns-repeated="2"/>
          <table:table-cell table:number-columns-repeated="1004"/>
        </table:table-row>
        <table:table-row table:style-name="ro16">
          <table:table-cell/>
          <table:table-cell table:style-name="ce82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88"/>
          <table:covered-table-cell table:style-name="ce95"/>
          <table:table-cell/>
          <table:table-cell table:style-name="ce89"/>
          <table:table-cell table:style-name="ce104"/>
          <table:table-cell table:style-name="ce110"/>
          <table:table-cell table:style-name="ce118"/>
          <table:table-cell table:style-name="ce124" office:value-type="string">
            <text:p>Blocked</text:p>
          </table:table-cell>
          <table:table-cell table:style-name="ce124" table:formula="of:=COUNTIF([.L$7:.L$719];[.$K4])" office:value-type="float" office:value="0">
            <text:p>0</text:p>
          </table:table-cell>
          <table:table-cell table:style-name="ce124" table:formula="of:=COUNTIF([.M$7:.M$719];[.$K4])" office:value-type="float" office:value="0">
            <text:p>0</text:p>
          </table:table-cell>
          <table:table-cell table:style-name="ce124" table:formula="of:=COUNTIF([.N$7:.N$719];[.$K4])" office:value-type="float" office:value="0">
            <text:p>0</text:p>
          </table:table-cell>
          <table:table-cell table:style-name="ce124" table:formula="of:=COUNTIF([.O$7:.O$719];[.$K4])" office:value-type="float" office:value="0">
            <text:p>0</text:p>
          </table:table-cell>
          <table:table-cell table:style-name="ce130" table:number-columns-repeated="2"/>
          <table:table-cell table:style-name="ce131"/>
          <table:table-cell table:style-name="ce129" table:number-columns-repeated="2"/>
          <table:table-cell table:number-columns-repeated="1004"/>
        </table:table-row>
        <table:table-row table:style-name="ro17">
          <table:table-cell/>
          <table:table-cell table:style-name="ce82" office:value-type="string">
            <text:p>Total Main Cases:</text:p>
          </table:table-cell>
          <table:table-cell table:style-name="ce85" table:formula="of:=MAX([.A7:.A1146])" office:value-type="float" office:value="82" table:number-columns-spanned="3" table:number-rows-spanned="1">
            <text:p>82</text:p>
          </table:table-cell>
          <table:covered-table-cell table:number-columns-repeated="2" table:style-name="ce89"/>
          <table:table-cell/>
          <table:table-cell table:style-name="ce89"/>
          <table:table-cell table:style-name="ce104"/>
          <table:table-cell table:style-name="ce111"/>
          <table:table-cell table:style-name="ce118"/>
          <table:table-cell table:style-name="ce125" office:value-type="string">
            <text:p>N/A</text:p>
          </table:table-cell>
          <table:table-cell table:style-name="ce124" table:formula="of:=COUNTIF([.L$7:.L$719];[.$K5])" office:value-type="float" office:value="0">
            <text:p>0</text:p>
          </table:table-cell>
          <table:table-cell table:style-name="ce124" table:formula="of:=COUNTIF([.M$7:.M$719];[.$K5])" office:value-type="float" office:value="0">
            <text:p>0</text:p>
          </table:table-cell>
          <table:table-cell table:style-name="ce124" table:formula="of:=COUNTIF([.N$7:.N$719];[.$K5])" office:value-type="float" office:value="0">
            <text:p>0</text:p>
          </table:table-cell>
          <table:table-cell table:style-name="ce124" table:formula="of:=COUNTIF([.O$7:.O$719];[.$K5])" office:value-type="float" office:value="0">
            <text:p>0</text:p>
          </table:table-cell>
          <table:table-cell table:style-name="ce130" table:number-columns-repeated="2"/>
          <table:table-cell table:style-name="ce131"/>
          <table:table-cell table:style-name="ce129" table:number-columns-repeated="2"/>
          <table:table-cell table:number-columns-repeated="1004"/>
        </table:table-row>
        <table:table-row table:style-name="ro9">
          <table:table-cell table:style-name="ce76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table:number-columns-repeated="7"/>
          <table:table-cell table:style-name="ce132" table:number-columns-repeated="3"/>
          <table:table-cell table:number-columns-repeated="1004"/>
        </table:table-row>
        <table:table-row table:style-name="ro11">
          <table:table-cell table:style-name="ce77" office:value-type="float" office:value="1">
            <text:p>001</text:p>
          </table:table-cell>
          <table:table-cell table:style-name="ce38" office:value-type="string">
            <text:p>SNF_IPA_LGN_01</text:p>
          </table:table-cell>
          <table:table-cell table:style-name="ce86" office:value-type="float" office:value="1">
            <text:p>001</text:p>
          </table:table-cell>
          <table:table-cell table:style-name="ce91" office:value-type="string">
            <text:p>Mobile/IPad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96" office:value-type="string">
            <text:p>Step 1: Sign In</text:p>
          </table:table-cell>
          <table:table-cell table:style-name="ce96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5" office:value-type="string">
            <text:p><text:span text:style-name="T14">- The application shows a loader then the </text:span><text:span text:style-name="T14">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3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IPA_LGN_02</text:p>
          </table:table-cell>
          <table:table-cell table:style-name="ce87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91" office:value-type="string">
            <text:p>Mobile/IPad/Login/Valid <text:s/>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96" office:value-type="string">
            <text:p>Step 1: Sign In</text:p>
          </table:table-cell>
          <table:table-cell table:style-name="ce96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5" office:value-type="string">
            <text:p>- The Application shows the loader then an error message is displayed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3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IPA_LGN_03</text:p>
          </table:table-cell>
          <table:table-cell table:style-name="ce87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91" office:value-type="string">
            <text:p>Mobile/IPa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96" office:value-type="string">
            <text:p>Step 1: Sign In</text:p>
          </table:table-cell>
          <table:table-cell table:style-name="ce96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5" office:value-type="string">
            <text:p>- The Application shows the loader then an error message is displayed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3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IPA_LGN_04</text:p>
          </table:table-cell>
          <table:table-cell table:style-name="ce87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91" office:value-type="string">
            <text:p>Mobile/Ipa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96" office:value-type="string">
            <text:p>Step 1: Sign In</text:p>
          </table:table-cell>
          <table:table-cell table:style-name="ce96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5" office:value-type="string">
            <text:p>- The Application shows the loader then an error message is displayed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3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IPA_LGN_05</text:p>
          </table:table-cell>
          <table:table-cell table:style-name="ce87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91" office:value-type="string">
            <text:p>Mobile/Ipa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96" office:value-type="string">
            <text:p>Step 1: Sign In</text:p>
          </table:table-cell>
          <table:table-cell table:style-name="ce96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7">- The application shows a loader then the </text:span><text:span text:style-name="T17">Activity Stream</text:span><text:span text:style-name="T18"> is displayed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3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IPA_LGN_06</text:p>
          </table:table-cell>
          <table:table-cell table:style-name="ce87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92" office:value-type="string">
            <text:p>Mobile/Ipa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96" office:value-type="string">
            <text:p>Step 1: Sign In</text:p>
          </table:table-cell>
          <table:table-cell table:style-name="ce96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6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N/A</text:p>
          </table:table-cell>
          <table:table-cell table:style-name="ce126" table:number-columns-repeated="6"/>
          <table:table-cell table:style-name="ce119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IPA_LGN_07</text:p>
          </table:table-cell>
          <table:table-cell table:style-name="ce87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91" office:value-type="string">
            <text:p>Mobile/IPad/Login/Remember 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 table:style-name="ce96" office:value-type="string">
            <text:p>Step 1: Remember Me</text:p>
          </table:table-cell>
          <table:table-cell table:style-name="ce9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6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IPA_LGN_08</text:p>
          </table:table-cell>
          <table:table-cell table:style-name="ce87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91" office:value-type="string">
            <text:p>Mobile/IPad/Login/Auto</text:p>
          </table:table-cell>
          <table:table-cell table:style-name="ce43" office:value-type="string">
            <text:p>Sign in an eXo server with Auto Sign In option</text:p>
          </table:table-cell>
          <table:table-cell table:style-name="ce96" office:value-type="string">
            <text:p>Step 1: Auto Sign In</text:p>
          </table:table-cell>
          <table:table-cell table:style-name="ce96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6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IPA_LGN_09</text:p>
          </table:table-cell>
          <table:table-cell table:style-name="ce87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91" office:value-type="string">
            <text:p>Mobile/Ipad/Login/Rotate Devices</text:p>
          </table:table-cell>
          <table:table-cell table:style-name="ce46" office:value-type="string">
            <text:p>Rotate devices while signing in eXo server</text:p>
          </table:table-cell>
          <table:table-cell table:style-name="ce96" office:value-type="string">
            <text:p>Step 1: Rotate devices</text:p>
          </table:table-cell>
          <table:table-cell table:style-name="ce9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6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IPA_LGO_10</text:p>
          </table:table-cell>
          <table:table-cell table:style-name="ce87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91" office:value-type="string">
            <text:p>Mobile/IPad/Logout</text:p>
          </table:table-cell>
          <table:table-cell table:style-name="ce41" office:value-type="string">
            <text:p>Logout of Home Screen</text:p>
          </table:table-cell>
          <table:table-cell table:style-name="ce96" office:value-type="string">
            <text:p>Step 1: Sign out</text:p>
          </table:table-cell>
          <table:table-cell table:style-name="ce9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9">- A loader is displayed, then the </text:span><text:span text:style-name="T19">authenticate </text:span><text:span text:style-name="T20">screen is displayed with </text:span><text:span text:style-name="T20">empty user and password</text:span></text:p>
            <text:p/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IPA_SET_11</text:p>
          </table:table-cell>
          <table:table-cell table:style-name="ce87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91" office:value-type="string">
            <text:p>Mobile/IPad/Setting</text:p>
          </table:table-cell>
          <table:table-cell table:style-name="ce41" office:value-type="string">
            <text:p>Display Setting screen</text:p>
          </table:table-cell>
          <table:table-cell table:style-name="ce97" office:value-type="string">
            <text:p>Step 1: Start the application</text:p>
          </table:table-cell>
          <table:table-cell table:style-name="ce97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IPA_SEV_12</text:p>
          </table:table-cell>
          <table:table-cell table:style-name="ce87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91" office:value-type="string">
            <text:p>Mobile/IPad/Server List/Change Server</text:p>
          </table:table-cell>
          <table:table-cell table:style-name="ce41" office:value-type="string">
            <text:p>Change server</text:p>
          </table:table-cell>
          <table:table-cell table:style-name="ce96" office:value-type="string">
            <text:p>Step 1: Select server</text:p>
          </table:table-cell>
          <table:table-cell table:style-name="ce9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7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IPA_SEV_13</text:p>
          </table:table-cell>
          <table:table-cell table:style-name="ce87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91" office:value-type="string">
            <text:p>Mobile/IPa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96" office:value-type="string">
            <text:p>Step 1: Select server</text:p>
          </table:table-cell>
          <table:table-cell table:style-name="ce9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7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IPA_SEV_14</text:p>
          </table:table-cell>
          <table:table-cell table:style-name="ce87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92" office:value-type="string">
            <text:p>Mobile/Ipa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98" office:value-type="string">
            <text:p>Step 1: Select server</text:p>
          </table:table-cell>
          <table:table-cell table:style-name="ce9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7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4" table:number-columns-repeated="3"/>
          <table:table-cell table:style-name="ce135" table:number-columns-repeated="1004"/>
        </table:table-row>
        <table:table-row table:style-name="ro20">
          <table:table-cell table:style-name="ce78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IPA_SEV_15</text:p>
          </table:table-cell>
          <table:table-cell table:style-name="ce87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IPA_SEV_16</text:p>
          </table:table-cell>
          <table:table-cell table:style-name="ce87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5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IPA_SEV_17</text:p>
          </table:table-cell>
          <table:table-cell table:style-name="ce87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5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IPA_SEV_18</text:p>
          </table:table-cell>
          <table:table-cell table:style-name="ce87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5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IPA_SEV_19</text:p>
          </table:table-cell>
          <table:table-cell table:style-name="ce87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5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IPA_SEV_20</text:p>
          </table:table-cell>
          <table:table-cell table:style-name="ce87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5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2">
          <table:table-cell table:style-name="ce78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IPA_SEV_21</text:p>
          </table:table-cell>
          <table:table-cell table:style-name="ce87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91" office:value-type="string">
            <text:p>Mobile/IPa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7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IPA_SEV_22</text:p>
          </table:table-cell>
          <table:table-cell table:style-name="ce87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91" office:value-type="string">
            <text:p>Mobile/Ipad/Server List/Add blank Server</text:p>
          </table:table-cell>
          <table:table-cell table:style-name="ce45" office:value-type="string">
            <text:p>Add a blank server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7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2">
          <table:table-cell table:style-name="ce78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IPA_SEV_23</text:p>
          </table:table-cell>
          <table:table-cell table:style-name="ce87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91" office:value-type="string">
            <text:p>Mobile/Ipa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7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1" office:value-type="string">
            <text:p>N/A</text:p>
          </table:table-cell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IPA_SEV_24</text:p>
          </table:table-cell>
          <table:table-cell table:style-name="ce87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91" office:value-type="string">
            <text:p>Mobile/Ipad/Server List/Add blank URL</text:p>
          </table:table-cell>
          <table:table-cell table:style-name="ce45" office:value-type="string">
            <text:p>Add a blank server URL</text:p>
          </table:table-cell>
          <table:table-cell table:style-name="ce96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7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8" office:value-type="string">
            <text:p>SNF_IPA_SEV_25</text:p>
          </table:table-cell>
          <table:table-cell table:style-name="ce87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96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8" office:value-type="string">
            <text:p>SNF_IPA_SEV_26</text:p>
          </table:table-cell>
          <table:table-cell table:style-name="ce87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96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8" office:value-type="string">
            <text:p>SNF_IPA_SEV_27</text:p>
          </table:table-cell>
          <table:table-cell table:style-name="ce87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96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8" office:value-type="string">
            <text:p>SNF_IPA_SEV_28</text:p>
          </table:table-cell>
          <table:table-cell table:style-name="ce87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96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8" office:value-type="string">
            <text:p>SNF_IPA_SEV_29</text:p>
          </table:table-cell>
          <table:table-cell table:style-name="ce87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96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8" office:value-type="string">
            <text:p>SNF_IPA_SEV_30</text:p>
          </table:table-cell>
          <table:table-cell table:style-name="ce87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96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8" office:value-type="string">
            <text:p>SNF_IPA_SEV_31</text:p>
          </table:table-cell>
          <table:table-cell table:style-name="ce87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91" office:value-type="string">
            <text:p>Mobile/IPad/Server List/Delete Server</text:p>
          </table:table-cell>
          <table:table-cell table:style-name="ce45" office:value-type="string">
            <text:p>Delete a server</text:p>
          </table:table-cell>
          <table:table-cell table:style-name="ce96" office:value-type="string">
            <text:p>Step 1: Delete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7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8" office:value-type="string">
            <text:p>SNF_IPA_GUI_32</text:p>
          </table:table-cell>
          <table:table-cell table:style-name="ce87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91" office:value-type="string">
            <text:p>Mobile/IPad/User guide</text:p>
          </table:table-cell>
          <table:table-cell table:style-name="ce45" office:value-type="string">
            <text:p>Don't view User guide</text:p>
          </table:table-cell>
          <table:table-cell table:style-name="ce96" office:value-type="string">
            <text:p>Step 1: show user guide</text:p>
          </table:table-cell>
          <table:table-cell table:style-name="ce97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7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8" office:value-type="string">
            <text:p>SNF_IPA_LAG_33</text:p>
          </table:table-cell>
          <table:table-cell table:style-name="ce87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91" office:value-type="string">
            <text:p>Mobile/IPad/Setting language</text:p>
          </table:table-cell>
          <table:table-cell table:style-name="ce42" office:value-type="string">
            <text:p>Setting language</text:p>
          </table:table-cell>
          <table:table-cell table:style-name="ce99" office:value-type="string">
            <text:p>Step 1: select language</text:p>
          </table:table-cell>
          <table:table-cell table:style-name="ce97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6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2">
          <table:table-cell table:style-name="ce78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8" office:value-type="string">
            <text:p>SNF_IPA_HOM_34</text:p>
          </table:table-cell>
          <table:table-cell table:style-name="ce87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91" office:value-type="string">
            <text:p>Mobile/IPad/Home Screen/Horizontal</text:p>
          </table:table-cell>
          <table:table-cell table:style-name="ce46" office:value-type="string">
            <text:p>Check Home Screen </text:p>
          </table:table-cell>
          <table:table-cell table:style-name="ce99" office:value-type="string">
            <text:p>Step 1: Access Home screen</text:p>
          </table:table-cell>
          <table:table-cell table:style-name="ce97" office:value-type="string">
            <text:p>- Start the application on mobile device</text:p>
            <text:p>- Sign in with valid user name /password</text:p>
            <text:p/>
          </table:table-cell>
          <table:table-cell table:style-name="ce96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There are 3 applications on the left </text:span><text:span text:style-name="T12">menu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3">
          <table:table-cell table:style-name="ce78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8" office:value-type="string">
            <text:p>SNF_IPA_DAB_35</text:p>
          </table:table-cell>
          <table:table-cell table:style-name="ce87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93" office:value-type="string">
            <text:p>Mobile/IPad/Dashboard/Gadget/List View</text:p>
          </table:table-cell>
          <table:table-cell table:style-name="ce42" office:value-type="string">
            <text:p>Gadget List View</text:p>
          </table:table-cell>
          <table:table-cell table:style-name="ce99" office:value-type="string">
            <text:p>Step 1: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6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2">
          <table:table-cell table:style-name="ce78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8" office:value-type="string">
            <text:p>SNF_IPA_DAB_36</text:p>
          </table:table-cell>
          <table:table-cell table:style-name="ce87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93" office:value-type="string">
            <text:p>Mobile/IPad/Dashboard/Gadget/Scroll List View</text:p>
          </table:table-cell>
          <table:table-cell table:style-name="ce42" office:value-type="string">
            <text:p>Scroll Gadget in List View</text:p>
          </table:table-cell>
          <table:table-cell table:style-name="ce99" office:value-type="string">
            <text:p>Step 1: Scroll in List View</text:p>
          </table:table-cell>
          <table:table-cell table:style-name="ce96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6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3">
          <table:table-cell table:style-name="ce78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8" office:value-type="string">
            <text:p>SNF_IPA_DAB_37</text:p>
          </table:table-cell>
          <table:table-cell table:style-name="ce87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93" office:value-type="string">
            <text:p>Mobile/IPad/Dashboard/Dashboard tabs</text:p>
          </table:table-cell>
          <table:table-cell table:style-name="ce42" office:value-type="string">
            <text:p>View Dashboard tabs</text:p>
          </table:table-cell>
          <table:table-cell table:style-name="ce99" office:value-type="string">
            <text:p>Step 1: View Dashboard tabs</text:p>
          </table:table-cell>
          <table:table-cell table:style-name="ce96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6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8" office:value-type="string">
            <text:p>SNF_IPA_DAB_38</text:p>
          </table:table-cell>
          <table:table-cell table:style-name="ce87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93" office:value-type="string">
            <text:p>Mobile/IPad/Dashboard/update tabs</text:p>
          </table:table-cell>
          <table:table-cell table:style-name="ce42" office:value-type="string">
            <text:p>Update Dashboard tabs</text:p>
          </table:table-cell>
          <table:table-cell table:style-name="ce99" office:value-type="string">
            <text:p>Step 1: Update Dashboard tab tabs</text:p>
          </table:table-cell>
          <table:table-cell table:style-name="ce98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6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3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8" office:value-type="string">
            <text:p>SNF_IPA_DAB_39</text:p>
          </table:table-cell>
          <table:table-cell table:style-name="ce87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93" office:value-type="string">
            <text:p>Mobile/IPad/Dashboard/Gadget List</text:p>
          </table:table-cell>
          <table:table-cell table:style-name="ce43" office:value-type="string">
            <text:p>View gadget list in Dashboard</text:p>
          </table:table-cell>
          <table:table-cell table:style-name="ce100" office:value-type="string">
            <text:p>Step 1: View Gadget List</text:p>
          </table:table-cell>
          <table:table-cell table:style-name="ce98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2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3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8" office:value-type="string">
            <text:p>SNF_IPA_DAB_40</text:p>
          </table:table-cell>
          <table:table-cell table:style-name="ce87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93" office:value-type="string">
            <text:p>Mobile/IPad/Dashboard/Update Gadget List</text:p>
          </table:table-cell>
          <table:table-cell table:style-name="ce43" office:value-type="string">
            <text:p>Update gadget list in Dashboard</text:p>
          </table:table-cell>
          <table:table-cell table:style-name="ce99" office:value-type="string">
            <text:p>Step 1: Update Gadget List</text:p>
          </table:table-cell>
          <table:table-cell table:style-name="ce98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6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4">
          <table:table-cell table:style-name="ce78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8" office:value-type="string">
            <text:p>SNF_IPA_DAB_41</text:p>
          </table:table-cell>
          <table:table-cell table:style-name="ce87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93" office:value-type="string">
            <text:p>Mobile/IPad/Dashboard/Launch</text:p>
          </table:table-cell>
          <table:table-cell table:style-name="ce43" office:value-type="string">
            <text:p>View Content of Gadget</text:p>
          </table:table-cell>
          <table:table-cell table:style-name="ce99" office:value-type="string">
            <text:p>Step 1: Gadget Content</text:p>
          </table:table-cell>
          <table:table-cell table:style-name="ce98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3" table:number-columns-repeated="3"/>
          <table:table-cell table:style-name="ce79" table:number-columns-repeated="1004"/>
        </table:table-row>
        <table:table-row table:style-name="ro24">
          <table:table-cell table:style-name="ce78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8" office:value-type="string">
            <text:p>SNF_IPA_DAB_42</text:p>
          </table:table-cell>
          <table:table-cell table:style-name="ce87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92" office:value-type="string">
            <text:p>Mobile/Ipad/Dashboard/Update</text:p>
          </table:table-cell>
          <table:table-cell table:style-name="ce46" office:value-type="string">
            <text:p>Edit Content of Gadget</text:p>
          </table:table-cell>
          <table:table-cell table:style-name="ce100" office:value-type="string">
            <text:p>Step 1: Edit Gadget Content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8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3">
          <table:table-cell table:style-name="ce78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8" office:value-type="string">
            <text:p>SNF_IPA_DAB_43</text:p>
          </table:table-cell>
          <table:table-cell table:style-name="ce87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92" office:value-type="string">
            <text:p>Mobile/Ipad/Dashboard/Delete</text:p>
          </table:table-cell>
          <table:table-cell table:style-name="ce46" office:value-type="string">
            <text:p>Delete Gadget</text:p>
          </table:table-cell>
          <table:table-cell table:style-name="ce100" office:value-type="string">
            <text:p>Step 1: Delete Gadget</text:p>
          </table:table-cell>
          <table:table-cell table:style-name="ce9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8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1" office:value-type="string">
            <text:p>N/A</text:p>
          </table:table-cell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25">
          <table:table-cell table:style-name="ce78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8" office:value-type="string">
            <text:p>SNF_IPA_DOC_44</text:p>
          </table:table-cell>
          <table:table-cell table:style-name="ce87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94" office:value-type="string">
            <text:p>Mobile/IPad//Documents/Open Document Application</text:p>
          </table:table-cell>
          <table:table-cell table:style-name="ce46" office:value-type="string">
            <text:p>View Documents application</text:p>
          </table:table-cell>
          <table:table-cell table:style-name="ce99" office:value-type="string">
            <text:p>Step 1: Open Document application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3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5">
          <table:table-cell table:style-name="ce78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8" office:value-type="string">
            <text:p>SNF_IPA_DOC_45</text:p>
          </table:table-cell>
          <table:table-cell table:style-name="ce87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93" office:value-type="string">
            <text:p>Mobile/IPad/Documents/Close Documents application</text:p>
          </table:table-cell>
          <table:table-cell table:style-name="ce46" office:value-type="string">
            <text:p>Close Documents application</text:p>
          </table:table-cell>
          <table:table-cell table:style-name="ce99" office:value-type="string">
            <text:p>Step 1: Close Document application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3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N/A</text:p>
          </table:table-cell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18">
          <table:table-cell table:style-name="ce78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8" office:value-type="string">
            <text:p>SNF_IPA_DOC_46</text:p>
          </table:table-cell>
          <table:table-cell table:style-name="ce87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93" office:value-type="string">
            <text:p>Mobile/IPad/Documents/View Folder</text:p>
          </table:table-cell>
          <table:table-cell table:style-name="ce42" office:value-type="string">
            <text:p>View Folder</text:p>
          </table:table-cell>
          <table:table-cell table:style-name="ce101" office:value-type="string">
            <text:p>Step 1: Open Folder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3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2">
          <table:table-cell table:style-name="ce78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8" office:value-type="string">
            <text:p>SNF_IPA_DOC_47</text:p>
          </table:table-cell>
          <table:table-cell table:style-name="ce87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92" office:value-type="string">
            <text:p>Mobile/Ipad/Documents/Create Folder</text:p>
          </table:table-cell>
          <table:table-cell table:style-name="ce47" office:value-type="string">
            <text:p>Create Folder</text:p>
          </table:table-cell>
          <table:table-cell table:style-name="ce101" office:value-type="string">
            <text:p>Step 1: Create folder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3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2">
          <table:table-cell table:style-name="ce78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8" office:value-type="string">
            <text:p>SNF_IPA_DOC_48</text:p>
          </table:table-cell>
          <table:table-cell table:style-name="ce87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92" office:value-type="string">
            <text:p>Mobile/Ipad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01" office:value-type="string">
            <text:p>Step 1: Create folder with empty name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3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2">
          <table:table-cell table:style-name="ce78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8" office:value-type="string">
            <text:p>SNF_IPA_DOC_49</text:p>
          </table:table-cell>
          <table:table-cell table:style-name="ce87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92" office:value-type="string">
            <text:p>Mobile/Ipad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01" office:value-type="string">
            <text:p>Step 1: Create Folder with <text:s/>name has special characters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3" office:value-type="string">
            <text:p><text:span text:style-name="T13">- Come back to Documents list</text:span></text:p>
            <text:p><text:span text:style-name="T13">- New Folder is created</text:span></text:p>
          </table:table-cell>
          <table:table-cell table:style-name="ce114"/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2">
          <table:table-cell table:style-name="ce78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38" office:value-type="string">
            <text:p>SNF_IPA_DOC_50</text:p>
          </table:table-cell>
          <table:table-cell table:style-name="ce87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92" office:value-type="string">
            <text:p>Mobile/Ipad/Documents/Create Folder</text:p>
          </table:table-cell>
          <table:table-cell table:style-name="ce47" office:value-type="string">
            <text:p>Cancel create Folder</text:p>
          </table:table-cell>
          <table:table-cell table:style-name="ce101" office:value-type="string">
            <text:p>Step 1: Cancel create folder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3" office:value-type="string">
            <text:p>- Come back to Documents list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0">
          <table:table-cell table:style-name="ce78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38" office:value-type="string">
            <text:p>SNF_IPA_DOC_51</text:p>
          </table:table-cell>
          <table:table-cell table:style-name="ce87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91" office:value-type="string">
            <text:p>Mobile/Ipad/Documents/Rename Folder</text:p>
          </table:table-cell>
          <table:table-cell table:style-name="ce47" office:value-type="string">
            <text:p>Rename Folder</text:p>
          </table:table-cell>
          <table:table-cell table:style-name="ce101" office:value-type="string">
            <text:p>Step 1: Rename folder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3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0">
          <table:table-cell table:style-name="ce78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38" office:value-type="string">
            <text:p>SNF_IPA_DOC_52</text:p>
          </table:table-cell>
          <table:table-cell table:style-name="ce87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91" office:value-type="string">
            <text:p>Mobile/Ipad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01" office:value-type="string">
            <text:p>Step 1: Rename folder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3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2">
          <table:table-cell table:style-name="ce78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38" office:value-type="string">
            <text:p>SNF_IPA_DOC_53</text:p>
          </table:table-cell>
          <table:table-cell table:style-name="ce87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91" office:value-type="string">
            <text:p>Mobile/Ipad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01" office:value-type="string">
            <text:p>Step 1: Rename folder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3" office:value-type="string">
            <text:p><text:span text:style-name="T13">- Come back to Documents list</text:span></text:p>
            <text:p><text:span text:style-name="T13">- Folder name is changed with new name</text:span>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0">
          <table:table-cell table:style-name="ce78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38" office:value-type="string">
            <text:p>SNF_IPA_DOC_54</text:p>
          </table:table-cell>
          <table:table-cell table:style-name="ce87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91" office:value-type="string">
            <text:p>Mobile/Ipad/Documents/Rename Folder</text:p>
          </table:table-cell>
          <table:table-cell table:style-name="ce47" office:value-type="string">
            <text:p>Cancel rename Folder </text:p>
          </table:table-cell>
          <table:table-cell table:style-name="ce101" office:value-type="string">
            <text:p>Step 1: Cancel Rename folder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3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38" office:value-type="string">
            <text:p>SNF_IPA_DOC_55</text:p>
          </table:table-cell>
          <table:table-cell table:style-name="ce87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93" office:value-type="string">
            <text:p>Mobile/IPad/Documents/Back Folder List </text:p>
          </table:table-cell>
          <table:table-cell table:style-name="ce46" office:value-type="string">
            <text:p>Back Folder List </text:p>
          </table:table-cell>
          <table:table-cell table:style-name="ce99" office:value-type="string">
            <text:p>Step 1: Go back to Folder list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</text:span> <text:span text:style-name="T12">Sweep screen to back Folder list</text:span></text:p>
          </table:table-cell>
          <table:table-cell table:style-name="ce103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3">
          <table:table-cell table:style-name="ce78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38" office:value-type="string">
            <text:p>SNF_IPA_DOC_56</text:p>
          </table:table-cell>
          <table:table-cell table:style-name="ce87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93" office:value-type="string">
            <text:p>Mobile/IPad/Documents/View File</text:p>
          </table:table-cell>
          <table:table-cell table:style-name="ce43" office:value-type="string">
            <text:p>View a File</text:p>
          </table:table-cell>
          <table:table-cell table:style-name="ce99" office:value-type="string">
            <text:p>Step 1: Open a File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3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3">
          <table:table-cell table:style-name="ce78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38" office:value-type="string">
            <text:p>SNF_IPA_DOC_57</text:p>
          </table:table-cell>
          <table:table-cell table:style-name="ce87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93" office:value-type="string">
            <text:p>Mobile/IPad/Documents/Open Menu Action</text:p>
          </table:table-cell>
          <table:table-cell table:style-name="ce46" office:value-type="string">
            <text:p>View menu action of File/Folder</text:p>
          </table:table-cell>
          <table:table-cell table:style-name="ce99" office:value-type="string">
            <text:p>Step 1: Show action dialog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3" office:value-type="string">
            <text:p>- The action dialog will be showed with actions (take a picture, delete, copy, move, paste, cancel). </text:p>
            <text:p><text:span text:style-name="T21">- In dialog, if action is affect, it has enable. </text:span><text:span text:style-name="T21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0">
          <table:table-cell table:style-name="ce78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38" office:value-type="string">
            <text:p>SNF_IPA_DOC_58</text:p>
          </table:table-cell>
          <table:table-cell table:style-name="ce87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93" office:value-type="string">
            <text:p>Mobile/IPad/Documents/Close Menu Action</text:p>
          </table:table-cell>
          <table:table-cell table:style-name="ce46" office:value-type="string">
            <text:p>Close menu action of File/Folder</text:p>
          </table:table-cell>
          <table:table-cell table:style-name="ce99" office:value-type="string">
            <text:p>Step 1: Closing action dialog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3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0">
          <table:table-cell table:style-name="ce78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38" office:value-type="string">
            <text:p>SNF_IPA_DOC_59</text:p>
          </table:table-cell>
          <table:table-cell table:style-name="ce87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93" office:value-type="string">
            <text:p>Mobile/IPad/Documents/Action /Delete </text:p>
          </table:table-cell>
          <table:table-cell table:style-name="ce48" office:value-type="string">
            <text:p>Delete a File/Folder</text:p>
          </table:table-cell>
          <table:table-cell table:style-name="ce99" office:value-type="string">
            <text:p>Step 1: Deleting a File/Folder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3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2">
          <table:table-cell table:style-name="ce78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38" office:value-type="string">
            <text:p>SNF_IPA_DOC_60</text:p>
          </table:table-cell>
          <table:table-cell table:style-name="ce87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93" office:value-type="string">
            <text:p>Mobile/IPad/Documents/Action /Copy</text:p>
          </table:table-cell>
          <table:table-cell table:style-name="ce49" office:value-type="string">
            <text:p>Copy/Paste a File/Folder</text:p>
          </table:table-cell>
          <table:table-cell table:style-name="ce99" office:value-type="string">
            <text:p>Step 1: Copying a File/Folder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3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2">
          <table:table-cell table:style-name="ce78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38" office:value-type="string">
            <text:p>SNF_IPA_DOC_61</text:p>
          </table:table-cell>
          <table:table-cell table:style-name="ce87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93" office:value-type="string">
            <text:p>Mobile/IPad/Documents/Action /Move</text:p>
          </table:table-cell>
          <table:table-cell table:style-name="ce49" office:value-type="string">
            <text:p>Cut/Paste a File/Folder</text:p>
          </table:table-cell>
          <table:table-cell table:style-name="ce99" office:value-type="string">
            <text:p>Step 1: Moving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3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18">
          <table:table-cell table:style-name="ce78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38" office:value-type="string">
            <text:p>SNF_IPA_DOC_62</text:p>
          </table:table-cell>
          <table:table-cell table:style-name="ce87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91" office:value-type="string">
            <text:p>Mobile/Ipad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01" office:value-type="string">
            <text:p>Step 1: Take a picture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3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79" table:number-columns-repeated="1007"/>
        </table:table-row>
        <table:table-row table:style-name="ro21">
          <table:table-cell table:style-name="ce78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38" office:value-type="string">
            <text:p>SNF_IPA_NEW_63</text:p>
          </table:table-cell>
          <table:table-cell table:style-name="ce87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Display Activities stream</text:p>
          </table:table-cell>
          <table:table-cell table:style-name="ce101" office:value-type="string">
            <text:p>Step 1: Go to News 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</table:table-cell>
          <table:table-cell table:style-name="ce103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38" office:value-type="string">
            <text:p>SNF_IPA_NEW_64</text:p>
          </table:table-cell>
          <table:table-cell table:style-name="ce87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View activity detail</text:p>
          </table:table-cell>
          <table:table-cell table:style-name="ce101" office:value-type="string">
            <text:p>Step 1: Open a activity 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03" office:value-type="string">
            <text:p>This post will be shown as below information:</text:p>
            <text:p><text:s text:c="2"/>+ Main Content </text:p>
            <text:p><text:s text:c="2"/>+ Attachments (if have)</text:p>
            <text:p><text:s text:c="2"/>+ Comments</text:p>
            <text:p><text:s text:c="2"/>+ Like informations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38" office:value-type="string">
            <text:p>SNF_IPA_NEW_65</text:p>
          </table:table-cell>
          <table:table-cell table:style-name="ce87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Write a post with only text</text:p>
          </table:table-cell>
          <table:table-cell table:style-name="ce101" office:value-type="string">
            <text:p>Step 1: Send a post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3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4">
          <table:table-cell table:style-name="ce78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38" office:value-type="string">
            <text:p>SNF_IPA_NEW_66</text:p>
          </table:table-cell>
          <table:table-cell table:style-name="ce87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Write a post with Take a Photo</text:p>
          </table:table-cell>
          <table:table-cell table:style-name="ce101" office:value-type="string">
            <text:p>Step 1: Take a photo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3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4">
          <table:table-cell table:style-name="ce78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38" office:value-type="string">
            <text:p>SNF_IPA_NEW_67</text:p>
          </table:table-cell>
          <table:table-cell table:style-name="ce87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Write a post with Photo from Library</text:p>
          </table:table-cell>
          <table:table-cell table:style-name="ce101" office:value-type="string">
            <text:p>Step 1: Select a photo from Library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3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38" office:value-type="string">
            <text:p>SNF_IPA_NEW_68</text:p>
          </table:table-cell>
          <table:table-cell table:style-name="ce87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92" office:value-type="string">
            <text:p>Mobile/Ipad/News</text:p>
          </table:table-cell>
          <table:table-cell table:style-name="ce50" office:value-type="string">
            <text:p>Write a post with empty data</text:p>
          </table:table-cell>
          <table:table-cell table:style-name="ce101" office:value-type="string">
            <text:p>Step 1: Send a post with empty data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3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38" office:value-type="string">
            <text:p>SNF_IPA_NEW_69</text:p>
          </table:table-cell>
          <table:table-cell table:style-name="ce87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Cancel a post</text:p>
          </table:table-cell>
          <table:table-cell table:style-name="ce101" office:value-type="string">
            <text:p>Step 1: Cancel a post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3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11">
          <table:table-cell table:style-name="ce78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38" office:value-type="string">
            <text:p>SNF_IPA_NEW_70</text:p>
          </table:table-cell>
          <table:table-cell table:style-name="ce87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Like a post</text:p>
          </table:table-cell>
          <table:table-cell table:style-name="ce101" office:value-type="string">
            <text:p>Step 1: Like a post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3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38" office:value-type="string">
            <text:p>SNF_IPA_NEW_71</text:p>
          </table:table-cell>
          <table:table-cell table:style-name="ce87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Unlike a post</text:p>
          </table:table-cell>
          <table:table-cell table:style-name="ce101" office:value-type="string">
            <text:p>Step 1: Unlike a post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3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19">
          <table:table-cell table:style-name="ce78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38" office:value-type="string">
            <text:p>SNF_IPA_NEW_72</text:p>
          </table:table-cell>
          <table:table-cell table:style-name="ce87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Like a post from detail screen</text:p>
          </table:table-cell>
          <table:table-cell table:style-name="ce101" office:value-type="string">
            <text:p>Step 1: Like a post from detail screen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3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38" office:value-type="string">
            <text:p>SNF_IPA_NEW_73</text:p>
          </table:table-cell>
          <table:table-cell table:style-name="ce87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Unlike a post <text:s/>from detail screen</text:p>
          </table:table-cell>
          <table:table-cell table:style-name="ce101" office:value-type="string">
            <text:p>Step 1: Unlike a post from detail screen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3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38" office:value-type="string">
            <text:p>SNF_IPA_NEW_74</text:p>
          </table:table-cell>
          <table:table-cell table:style-name="ce87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Comment a post with valid data</text:p>
          </table:table-cell>
          <table:table-cell table:style-name="ce101" office:value-type="string">
            <text:p>Step 1: Comment a post 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3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0">
          <table:table-cell table:style-name="ce78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38" office:value-type="string">
            <text:p>SNF_IPA_NEW_75</text:p>
          </table:table-cell>
          <table:table-cell table:style-name="ce87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92" office:value-type="string">
            <text:p>Mobile/Ipad/News</text:p>
          </table:table-cell>
          <table:table-cell table:style-name="ce50" office:value-type="string">
            <text:p>Comment a post with empty data</text:p>
          </table:table-cell>
          <table:table-cell table:style-name="ce101" office:value-type="string">
            <text:p>Step 1: Comment a post 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3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38" office:value-type="string">
            <text:p>SNF_IPA_NEW_76</text:p>
          </table:table-cell>
          <table:table-cell table:style-name="ce87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Cancel a comment</text:p>
          </table:table-cell>
          <table:table-cell table:style-name="ce101" office:value-type="string">
            <text:p>Step 1: Cancel comment</text:p>
          </table:table-cell>
          <table:table-cell table:style-name="ce102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3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19">
          <table:table-cell table:style-name="ce78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38" office:value-type="string">
            <text:p>SNF_IPA_NEW_77</text:p>
          </table:table-cell>
          <table:table-cell table:style-name="ce87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Open a post with URL of website</text:p>
          </table:table-cell>
          <table:table-cell table:style-name="ce101" office:value-type="string">
            <text:p>Step 1: Open a post <text:s/>with URL of website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3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38" office:value-type="string">
            <text:p>SNF_IPA_NEW_78</text:p>
          </table:table-cell>
          <table:table-cell table:style-name="ce87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Open a post with URL of image</text:p>
          </table:table-cell>
          <table:table-cell table:style-name="ce101" office:value-type="string">
            <text:p>Step 1: Open a post <text:s/>with URL of image</text:p>
          </table:table-cell>
          <table:table-cell table:style-name="ce102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3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2" office:value-type="string">
            <text:p>N/A</text:p>
          </table:table-cell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19">
          <table:table-cell table:style-name="ce78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38" office:value-type="string">
            <text:p>SNF_IPA_NEW_79</text:p>
          </table:table-cell>
          <table:table-cell table:style-name="ce87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92" office:value-type="string">
            <text:p>Mobile/Ipad/News</text:p>
          </table:table-cell>
          <table:table-cell table:style-name="ce50" office:value-type="string">
            <text:p>Open a post with attachment</text:p>
          </table:table-cell>
          <table:table-cell table:style-name="ce101" office:value-type="string">
            <text:p>Step 1: Open a post with attachment</text:p>
          </table:table-cell>
          <table:table-cell table:style-name="ce103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3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23">
          <table:table-cell table:style-name="ce78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38" office:value-type="string">
            <text:p>SNF_IPA_NEW_80</text:p>
          </table:table-cell>
          <table:table-cell table:style-name="ce87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92" office:value-type="string">
            <text:p>Mobile/Ipad/News</text:p>
          </table:table-cell>
          <table:table-cell table:style-name="ce50" office:value-type="string">
            <text:p>Delete attachment from a post</text:p>
          </table:table-cell>
          <table:table-cell table:style-name="ce101" office:value-type="string">
            <text:p>Step 1: Delete attachment from a post</text:p>
          </table:table-cell>
          <table:table-cell table:style-name="ce103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Perform to delete this attachment</text:span></text:p>
            <text:p><text:span text:style-name="T13">- Touch on this post again</text:span></text:p>
          </table:table-cell>
          <table:table-cell table:style-name="ce103" office:value-type="string">
            <text:p>- Attachment file will be deleted</text:p>
            <text:p>- This post will be shown without any attachment</text:p>
          </table:table-cell>
          <table:table-cell table:style-name="ce114" office:value-type="string">
            <text:p>High</text:p>
          </table:table-cell>
          <table:table-cell table:style-name="ce122"/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19">
          <table:table-cell table:style-name="ce78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38" office:value-type="string">
            <text:p>SNF_IPA_NEW_81</text:p>
          </table:table-cell>
          <table:table-cell table:style-name="ce87" table:formula="of:=IF(VALUE(MID([.F87];6;FIND(&quot;:&quot;;[.F87];1)-FIND(&quot; &quot;;[.F87];1)-1))&gt;VALUE(MID([.F86];6;FIND(&quot;:&quot;;[.F86];1)-FIND(&quot; &quot;;[.F86];1)-1));[.C86];[.C86]+1)" office:value-type="float" office:value="81">
            <text:p>081</text:p>
          </table:table-cell>
          <table:table-cell table:style-name="ce92" office:value-type="string">
            <text:p>Mobile/Ipad/News</text:p>
          </table:table-cell>
          <table:table-cell table:style-name="ce47" office:value-type="string">
            <text:p>Delete a post</text:p>
          </table:table-cell>
          <table:table-cell table:style-name="ce101" office:value-type="string">
            <text:p>Step 1: Delete a post</text:p>
          </table:table-cell>
          <table:table-cell table:style-name="ce103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</text:span></text:p>
            <text:p><text:span text:style-name="T13">- Touch on Delete icon</text:span></text:p>
          </table:table-cell>
          <table:table-cell table:style-name="ce103" office:value-type="string">
            <text:p>- All information of post will be deleted and removed from activity stream</text:p>
          </table:table-cell>
          <table:table-cell table:style-name="ce114" office:value-type="string">
            <text:p>High</text:p>
          </table:table-cell>
          <table:table-cell table:style-name="ce122" office:value-type="string">
            <text:p>N/A</text:p>
          </table:table-cell>
          <table:table-cell table:style-name="ce127" table:number-columns-repeated="6"/>
          <table:table-cell table:style-name="ce122"/>
          <table:table-cell table:style-name="ce79" table:number-columns-repeated="1007"/>
        </table:table-row>
        <table:table-row table:style-name="ro11">
          <table:table-cell table:style-name="ce78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38" office:value-type="string">
            <text:p>SNF_IPA_P30_82</text:p>
          </table:table-cell>
          <table:table-cell table:style-name="ce87" table:formula="of:=IF(VALUE(MID([.F88];6;FIND(&quot;:&quot;;[.F88];1)-FIND(&quot; &quot;;[.F88];1)-1))&gt;VALUE(MID([.F87];6;FIND(&quot;:&quot;;[.F87];1)-FIND(&quot; &quot;;[.F87];1)-1));[.C87];[.C87]+1)" office:value-type="float" office:value="82">
            <text:p>082</text:p>
          </table:table-cell>
          <table:table-cell table:style-name="ce92" office:value-type="string">
            <text:p>Mobile/Ipad/CheckWith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table:style-name="ce96" office:value-type="string">
            <text:p>Step 1: Try to login</text:p>
          </table:table-cell>
          <table:table-cell table:style-name="ce9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5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3" table:number-columns-repeated="3"/>
          <table:table-cell table:style-name="ce79" table:number-columns-repeated="1004"/>
        </table:table-row>
        <table:table-row table:style-name="ro11" table:number-rows-repeated="8">
          <table:table-cell table:style-name="ce79" table:number-columns-repeated="8"/>
          <table:table-cell table:style-name="ce115"/>
          <table:table-cell table:style-name="ce79" table:number-columns-repeated="1015"/>
        </table:table-row>
        <table:table-row table:style-name="ro11" table:number-rows-repeated="167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28" table:number-columns-repeated="4"/>
          <table:table-cell table:number-columns-repeated="1009"/>
        </table:table-row>
        <table:table-row table:style-name="ro11" table:number-rows-repeated="10483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23" table:default-cell-style-name="ce38"/>
        <table:table-column table:style-name="co24" table:default-cell-style-name="ce209"/>
        <table:table-column table:style-name="co24" table:default-cell-style-name="ce211"/>
        <table:table-column table:style-name="co25" table:default-cell-style-name="ce47"/>
        <table:table-column table:style-name="co31" table:default-cell-style-name="ce209"/>
        <table:table-column table:style-name="co32" table:default-cell-style-name="ce213"/>
        <table:table-row table:style-name="ro38">
          <table:table-cell table:style-name="ce205" office:value-type="string" table:number-columns-spanned="5" table:number-rows-spanned="2">
            <text:p>Ipad Sniff Test List</text:p>
          </table:table-cell>
          <table:covered-table-cell table:number-columns-repeated="4" table:style-name="ce208"/>
          <table:table-cell table:style-name="ce195" office:value-type="string" table:number-columns-spanned="1" table:number-rows-spanned="3">
            <text:p>Cases</text:p>
          </table:table-cell>
        </table:table-row>
        <table:table-row table:style-name="ro38">
          <table:covered-table-cell table:style-name="ce206"/>
          <table:covered-table-cell table:number-columns-repeated="4" table:style-name="ce208"/>
          <table:covered-table-cell table:style-name="ce195" office:value-type="string">
            <text:p>Cases</text:p>
          </table:covered-table-cell>
        </table:table-row>
        <table:table-row table:style-name="ro38">
          <table:table-cell table:style-name="ce195" office:value-type="string">
            <text:p>ID</text:p>
          </table:table-cell>
          <table:table-cell table:style-name="ce195" office:value-type="string">
            <text:p>Portlet</text:p>
          </table:table-cell>
          <table:table-cell table:style-name="ce195" office:value-type="string">
            <text:p>Functional Group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Functionality summary</text:p>
          </table:table-cell>
          <table:covered-table-cell table:style-name="ce195" office:value-type="string">
            <text:p>Cases</text:p>
          </table:covered-table-cell>
        </table:table-row>
        <table:table-row table:style-name="ro3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212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212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48]=[.$A1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6" office:value-type="string">
            <text:p>Rotate devices while signing in eXo server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48]=[.$A1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91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212"/>
          <table:table-cell table:formula="of:=SUMPRODUCT(([SniffTest.B$7:SniffTest.B$948]=[.$A15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209" office:value-type="string">
            <text:p>User guid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48]=[.$A35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91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48]=[.$A36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91" office:value-type="string">
            <text:p>Home Screen</text:p>
          </table:table-cell>
          <table:table-cell table:style-name="ce46" office:value-type="string">
            <text:p>Check Home Screen </text:p>
          </table:table-cell>
          <table:table-cell/>
          <table:table-cell table:formula="of:=SUMPRODUCT(([SniffTest.B$7:SniffTest.B$948]=[.$A3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48]=[.$A38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6" office:value-type="string">
            <text:p>Edit Content of Gadget</text:p>
          </table:table-cell>
          <table:table-cell/>
          <table:table-cell table:formula="of:=SUMPRODUCT(([SniffTest.B$7:SniffTest.B$948]=[.$A45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6" office:value-type="string">
            <text:p>Delete Gadget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View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Close Documents application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Back Folder List 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View menu action of File/Folder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Close menu action of File/Folder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/Folder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/Folder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Write a post with empty data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48]=[.$A76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48]=[.$A77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Comment a post with empty data</text:p>
          </table:table-cell>
          <table:table-cell/>
          <table:table-cell table:formula="of:=SUMPRODUCT(([SniffTest.B$7:SniffTest.B$948]=[.$A7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48]=[.$A79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48]=[.$A8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48]=[.$A81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Open a post with attachment</text:p>
          </table:table-cell>
          <table:table-cell/>
          <table:table-cell table:formula="of:=SUMPRODUCT(([SniffTest.B$7:SniffTest.B$948]=[.$A82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Delete attachment from a post</text:p>
          </table:table-cell>
          <table:table-cell/>
          <table:table-cell table:formula="of:=SUMPRODUCT(([SniffTest.B$7:SniffTest.B$948]=[.$A8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48]=[.$A84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</text:span><text:span text:style-name="T2">server </text:span>with PLF-3.0.x</text:p>
          </table:table-cell>
          <table:table-cell/>
          <table:table-cell table:formula="of:=SUMPRODUCT(([SniffTest.B$7:SniffTest.B$948]=[.$A85])*([SniffTest.A$7:SniffTest.A$948]&lt;&gt;&quot;&quot;))" office:value-type="float" office:value="1">
            <text:p>1</text:p>
          </table:table-cell>
        </table:table-row>
        <table:table-row table:style-name="ro9">
          <table:table-cell table:style-name="ce207" office:value-type="string" table:number-columns-spanned="5" table:number-rows-spanned="1">
            <text:p>TOTAL</text:p>
          </table:table-cell>
          <table:covered-table-cell table:number-columns-repeated="4" table:style-name="ce210"/>
          <table:table-cell table:style-name="ce214" table:formula="of:=SUM([.F4:.F85])" office:value-type="float" office:value="82">
            <text:p>8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11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2-19T11:23:51</dc:date>
    <meta:editing-cycles>179</meta:editing-cycles>
    <meta:editing-duration>P2DT14H26M32S</meta:editing-duration>
    <meta:document-statistic meta:table-count="4" meta:cell-count="1496" meta:object-count="1"/>
    <meta:user-defined meta:name="Info 1"/>
    <meta:user-defined meta:name="Info 2"/>
    <meta:user-defined meta:name="Info 3"/>
    <meta:user-defined meta:name="Info 4"/>
  </office:meta>
</office:document-meta>
</file>